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 style:master-page-name="MP0">
      <style:paragraph-properties fo:text-align="center" style:justify-single-word="false" style:page-number="auto" fo:break-before="page"/>
      <style:text-properties fo:color="#000099" fo:font-size="24pt" officeooo:paragraph-rsid="0002930e" style:font-size-asian="24pt" style:font-size-complex="24pt"/>
    </style:style>
    <style:style style:name="P2" style:family="paragraph" style:parent-style-name="Normal">
      <style:paragraph-properties fo:text-align="center" style:justify-single-word="false"/>
      <style:text-properties officeooo:paragraph-rsid="0002930e"/>
    </style:style>
    <style:style style:name="P3" style:family="paragraph" style:parent-style-name="Normal">
      <style:paragraph-properties fo:text-align="start" style:justify-single-word="false"/>
      <style:text-properties officeooo:paragraph-rsid="0002930e"/>
    </style:style>
    <style:style style:name="P4" style:family="paragraph" style:parent-style-name="Normal">
      <style:paragraph-properties fo:text-align="start" style:justify-single-word="false"/>
      <style:text-properties officeooo:rsid="0002f132" officeooo:paragraph-rsid="0002f132"/>
    </style:style>
    <style:style style:name="P5" style:family="paragraph" style:parent-style-name="Normal">
      <style:paragraph-properties fo:text-align="start" style:justify-single-word="false"/>
      <style:text-properties officeooo:rsid="00035cbc" officeooo:paragraph-rsid="00035cbc"/>
    </style:style>
    <style:style style:name="P6" style:family="paragraph" style:parent-style-name="Normal">
      <style:paragraph-properties fo:text-align="start" style:justify-single-word="false"/>
      <style:text-properties officeooo:rsid="00035cbc" officeooo:paragraph-rsid="0004741e"/>
    </style:style>
    <style:style style:name="P7" style:family="paragraph" style:parent-style-name="Normal">
      <style:paragraph-properties fo:text-align="start" style:justify-single-word="false"/>
      <style:text-properties officeooo:rsid="0004741e" officeooo:paragraph-rsid="0004741e"/>
    </style:style>
    <style:style style:name="P8" style:family="paragraph" style:parent-style-name="Normal">
      <style:paragraph-properties fo:text-align="start" style:justify-single-word="false"/>
      <style:text-properties officeooo:rsid="0005fee6" officeooo:paragraph-rsid="0004741e"/>
    </style:style>
    <style:style style:name="P9" style:family="paragraph" style:parent-style-name="Normal">
      <style:paragraph-properties fo:text-align="start" style:justify-single-word="false"/>
      <style:text-properties officeooo:rsid="0005fee6" officeooo:paragraph-rsid="0005fee6"/>
    </style:style>
    <style:style style:name="P10" style:family="paragraph" style:parent-style-name="Normal">
      <style:paragraph-properties fo:text-align="start" style:justify-single-word="false"/>
      <style:text-properties style:font-name="Ubuntu" officeooo:rsid="0005fee6" officeooo:paragraph-rsid="0005fee6"/>
    </style:style>
    <style:style style:name="P11" style:family="paragraph" style:parent-style-name="Normal">
      <style:paragraph-properties fo:text-align="start" style:justify-single-word="false"/>
      <style:text-properties fo:color="#4b5cb8" fo:font-size="14pt" officeooo:rsid="00035cbc" officeooo:paragraph-rsid="00035cbc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4741e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4741e"/>
    </style:style>
    <style:style style:name="T5" style:family="text">
      <style:text-properties style:text-position="0% 100%" officeooo:rsid="0004b7fb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’activité 2</text:p>
      <text:p text:style-name="P2">Groupe Trioux – Veal Phan</text:p>
      <text:p text:style-name="P2"/>
      <text:p text:style-name="P3"/>
      <text:p text:style-name="P4"><text:tab/>Cette semaine nous avons entamé la programmation de fonctions d’interpolation sous maxima à savoir la distribution régulière et de Tchebytchev, l’interpolation selon Lagrange ainsi que la méthode des moindres carrés.</text:p>
      <text:p text:style-name="P4"/>
      <text:p text:style-name="P4"/>
      <text:p text:style-name="P11">Méthode des moindres carrés :</text:p>
      <text:p text:style-name="P5"/>
      <text:p text:style-name="P5"/>
      <text:p text:style-name="P5"/>
      <text:p text:style-name="P11">Interpolation selon Lagrange :</text:p>
      <text:p text:style-name="P5"/>
      <text:p text:style-name="P5">Nous avons écrit deux fonctions concernant cette méthode d’interpolation :</text:p>
      <text:p text:style-name="P6">Lagrange(x,x<text:span text:style-name="T1">i,</text:span><text:span text:style-name="T3">y</text:span><text:span text:style-name="T1">i</text:span><text:span text:style-name="T3">) </text:span><text:span text:style-name="T4">et PedagoLagrange(</text:span><text:span text:style-name="T3">x,x</text:span><text:span text:style-name="T1">i,</text:span><text:span text:style-name="T3">y</text:span><text:span text:style-name="T1">i</text:span><text:span text:style-name="T3">) <text:line-break/>- </text:span><text:span text:style-name="T4">x est la variable utilisée<text:line-break/>- x</text:span><text:span text:style-name="T2">i</text:span><text:span text:style-name="T4"> une liste contenant les abscisses des points d’interpolation.</text:span></text:p>
      <text:p text:style-name="P6"><text:span text:style-name="T4">- y</text:span><text:span text:style-name="T2">i </text:span><text:span text:style-name="T4">une liste contenant les ordonnés des points d’interpolation.</text:span></text:p>
      <text:p text:style-name="P6"><text:span text:style-name="T4">Nb : dim(x</text:span><text:span text:style-name="T2">i</text:span><text:span text:style-name="T4">) = dim(y</text:span><text:span text:style-name="T2">i</text:span><text:span text:style-name="T4">)</text:span><text:span text:style-name="T3"><text:line-break/></text:span><text:span text:style-name="T4">Toute deux renvois le polynôme de Lagrange (sous forme d’expression pour maxima)<text:line-break/>Lagrange renvois seulement ce polynome directement exploitable par maxima,<text:line-break/>PedagoLagrange affiche en plus les différents L</text:span><text:span text:style-name="T2">i</text:span><text:span text:style-name="T4">(x) (polynômes associés aux différents points) ainsi qu’un graph des différents L</text:span><text:span text:style-name="T2">i</text:span><text:span text:style-name="T4"> et de la somme L. Comme son nom l’indique, PedagoLagrange a uniquement une porté visuelle, pédagogique du fonctionnement de ces polynômes de Lagrange.</text:span></text:p>
      <text:p text:style-name="P7"><text:span text:style-name="T3">Un seul problème persiste sur la fonction PedagoLagrange, il nous est possible d’afficher le</text:span><text:span text:style-name="T5">s</text:span><text:span text:style-name="T3"> réseau</text:span><text:span text:style-name="T5">x</text:span><text:span text:style-name="T3"> </text:span><text:span text:style-name="T5">[</text:span><text:span text:style-name="T3">L,Li </text:span><text:span text:style-name="T5">]</text:span><text:span text:style-name="T3">, </text:span><text:span text:style-name="T5">[</text:span><text:span text:style-name="T3">L et les points (x</text:span><text:span text:style-name="T1">i</text:span><text:span text:style-name="T3">,y</text:span><text:span text:style-name="T1">i</text:span><text:span text:style-name="T3">)</text:span><text:span text:style-name="T5">]</text:span><text:span text:style-name="T3">, mais impossible d’afficher L, Li ET les points (x</text:span><text:span text:style-name="T1">i</text:span><text:span text:style-name="T3">,y</text:span><text:span text:style-name="T1">i</text:span><text:span text:style-name="T3">)</text:span></text:p>
      <text:p text:style-name="P8"><text:span text:style-name="T3"/></text:p>
      <text:p text:style-name="P10"><text:span text:style-name="T6">Lagrange</text:span><text:span text:style-name="T3">(x,xi,yi):=block</text:span></text:p>
      <text:p text:style-name="P10"><text:span text:style-name="T3">(</text:span></text:p>
      <text:p text:style-name="P10"><text:span text:style-name="T3"><text:tab/>n:length(xi)-1,</text:span></text:p>
      <text:p text:style-name="P10"><text:span text:style-name="T3"><text:tab/>L:0,</text:span></text:p>
      <text:p text:style-name="P10"><text:span text:style-name="T3"><text:tab/>for i:1 thru n+1 step 1 do </text:span></text:p>
      <text:p text:style-name="P10"><text:span text:style-name="T3"><text:tab/>(</text:span></text:p>
      <text:p text:style-name="P10"><text:span text:style-name="T3"><text:tab/><text:tab/>Li:1,</text:span></text:p>
      <text:p text:style-name="P10"><text:span text:style-name="T3"><text:tab/><text:tab/>for j:1 thru n+1 step 1 do</text:span></text:p>
      <text:p text:style-name="P10"><text:span text:style-name="T3"><text:tab/><text:tab/>(</text:span></text:p>
      <text:p text:style-name="P10"><text:span text:style-name="T3"><text:tab/><text:tab/><text:tab/>if(is(notequal(i,j))) /* ~ not(i=j)*/</text:span></text:p>
      <text:p text:style-name="P10"><text:span text:style-name="T3"><text:tab/><text:tab/><text:tab/>then (Li:Li*(x-xi[j])/(xi[i]-xi[j]))</text:span></text:p>
      <text:p text:style-name="P10"><text:span text:style-name="T3"><text:tab/><text:tab/>),</text:span></text:p>
      <text:p text:style-name="P10"><text:span text:style-name="T3"><text:tab/><text:tab/>L:yi[i]*Li+L</text:span></text:p>
      <text:p text:style-name="P10"><text:span text:style-name="T3"><text:tab/>),<text:tab/></text:span></text:p>
      <text:p text:style-name="P10"><text:span text:style-name="T3"><text:tab/>define(F_L(x),L),</text:span></text:p>
      <text:p text:style-name="P10"><text:span text:style-name="T3"><text:tab/>F_L(x)</text:span></text:p>
      <text:p text:style-name="P10"><text:span text:style-name="T3">);</text:span></text:p>
      <text:p text:style-name="P10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><text:soft-page-break/><text:span text:style-name="T6">PedagoLagrange</text:span><text:span text:style-name="T7">(x</text:span><text:span text:style-name="T3">,xi,yi):=block</text:span></text:p>
      <text:p text:style-name="P10"><text:span text:style-name="T3">(</text:span></text:p>
      <text:p text:style-name="P10"><text:span text:style-name="T3"><text:tab/>n:length(xi)-1,</text:span></text:p>
      <text:p text:style-name="P10"><text:span text:style-name="T3"><text:tab/>L:0,</text:span></text:p>
      <text:p text:style-name="P10"><text:span text:style-name="T3"><text:tab/>Li:[],</text:span></text:p>
      <text:p text:style-name="P10"><text:span text:style-name="T3"><text:tab/>for i:1 thru n+1 step 1 do </text:span></text:p>
      <text:p text:style-name="P10"><text:span text:style-name="T3"><text:tab/>(</text:span></text:p>
      <text:p text:style-name="P10"><text:span text:style-name="T3"><text:tab/><text:tab/>Li:endcons(1,Li),</text:span></text:p>
      <text:p text:style-name="P10"><text:span text:style-name="T3"><text:tab/><text:tab/>for j:1 thru n+1 step 1 do</text:span></text:p>
      <text:p text:style-name="P10"><text:span text:style-name="T3"><text:tab/><text:tab/>(</text:span></text:p>
      <text:p text:style-name="P10"><text:span text:style-name="T3"><text:tab/><text:tab/><text:tab/>if(is(notequal(i,j))) /* ~ not(i=j)*/</text:span></text:p>
      <text:p text:style-name="P10"><text:span text:style-name="T3"><text:tab/><text:tab/><text:tab/>then (Li[i]:Li[i]*(x-xi[j])/(xi[i]-xi[j]))</text:span></text:p>
      <text:p text:style-name="P10"><text:span text:style-name="T3"><text:tab/><text:tab/>),</text:span></text:p>
      <text:p text:style-name="P10"><text:span text:style-name="T3"><text:tab/><text:tab/>L:yi[i]*Li[i]+L,</text:span></text:p>
      <text:p text:style-name="P10"><text:span text:style-name="T3"><text:tab/><text:tab/>print('"L"[i],"= ",Li[i])</text:span></text:p>
      <text:p text:style-name="P10"><text:span text:style-name="T3"><text:tab/>),</text:span></text:p>
      <text:p text:style-name="P10"><text:span text:style-name="T3"><text:tab/>print("Polynome de Lagrange ",L),</text:span></text:p>
      <text:p text:style-name="P10"><text:span text:style-name="T3"><text:tab/>define(F_L(x),L),</text:span></text:p>
      <text:p text:style-name="P10"><text:span text:style-name="T3"><text:tab/>plot2d([[discrete,CreatePoints(xi,yi)],Li[1],L],[x,0,10],[style, points,lines],[point_type, asterisk]),</text:span></text:p>
      <text:p text:style-name="P10"><text:span text:style-name="T3"><text:tab/>F_L(x)</text:span></text:p>
      <text:p text:style-name="P10"><text:span text:style-name="T3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20:45:40.716236289</meta:creation-date>
    <dc:date>2016-11-12T23:00:26.340041848</dc:date>
    <meta:editing-duration>PT1H20M5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48" meta:word-count="259" meta:character-count="1936" meta:non-whitespace-character-count="1668"/>
  </office:meta>
</office:document-meta>
</file>